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oun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173">
            <text:p>17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34">
            <text:p>1934</text:p>
          </table:table-cell>
          <table:table-cell table:style-name="ce22" office:value-type="float" office:value="305">
            <text:p>30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640">
            <text:p>15,640</text:p>
          </table:table-cell>
          <table:table-cell table:style-name="ce22" office:value-type="float" office:value="2898">
            <text:p>289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33">
            <text:p>1,433</text:p>
          </table:table-cell>
          <table:table-cell table:style-name="ce23" office:value-type="float" office:value="591">
            <text:p>59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338">
            <text:p>9,338</text:p>
          </table:table-cell>
          <table:table-cell table:style-name="ce23" office:value-type="float" office:value="2543">
            <text:p>2,54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189">
            <text:p>18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15">
            <text:p>1515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03">
            <text:p>1703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28">
            <text:p>1728</text:p>
          </table:table-cell>
          <table:table-cell table:style-name="ce22" office:value-type="float" office:value="889">
            <text:p>88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980">
            <text:p>11980</text:p>
          </table:table-cell>
          <table:table-cell table:style-name="ce22" office:value-type="float" office:value="1492">
            <text:p>149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74">
            <text:p>1,374</text:p>
          </table:table-cell>
          <table:table-cell table:style-name="ce22" office:value-type="float" office:value="352">
            <text:p>35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0231">
            <text:p>50,231</text:p>
          </table:table-cell>
          <table:table-cell table:style-name="ce22" office:value-type="float" office:value="9907">
            <text:p>990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467">
            <text:p>4,46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41">
            <text:p>41</text:p>
          </table:table-cell>
          <table:table-cell table:style-name="ce22" office:value-type="float" office:value="617">
            <text:p>61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32">
            <text:p>1,832</text:p>
          </table:table-cell>
          <table:table-cell table:style-name="ce23" office:value-type="float" office:value="921">
            <text:p>92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233">
            <text:p>15233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109">
            <text:p>11109</text:p>
          </table:table-cell>
          <table:table-cell table:style-name="ce22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45">
            <text:p>44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69">
            <text:p>2,069</text:p>
          </table:table-cell>
          <table:table-cell table:style-name="ce23" office:value-type="float" office:value="799">
            <text:p>79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24">
            <text:p>262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62">
            <text:p>2362</text:p>
          </table:table-cell>
          <table:table-cell table:style-name="ce22" office:value-type="float" office:value="404">
            <text:p>40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5931">
            <text:p>35931</text:p>
          </table:table-cell>
          <table:table-cell table:style-name="ce22" office:value-type="float" office:value="2610">
            <text:p>26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3606">
            <text:p>73606</text:p>
          </table:table-cell>
          <table:table-cell table:style-name="ce22" office:value-type="float" office:value="8317">
            <text:p>83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3837">
            <text:p>123837</text:p>
          </table:table-cell>
          <table:table-cell table:style-name="ce22" office:value-type="float" office:value="18224">
            <text:p>182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